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5.54pt"/>
    </style:style>
    <style:style style:name="co2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 style:data-style-name="N127">
      <style:text-properties style:text-position=""/>
    </style:style>
    <style:style style:name="ce5" style:family="table-cell" style:parent-style-name="Default" style:data-style-name="N125"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2">
      <style:table-cell-properties fo:border="0.06pt solid #000000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4"/>
    <style:style style:name="ce12" style:family="table-cell" style:parent-style-name="Default" style:data-style-name="N127"/>
    <style:style style:name="ce13" style:family="table-cell" style:parent-style-name="Default" style:data-style-name="N125"/>
  </office:automatic-styles>
  <office:body>
    <office:spreadsheet>
      <table:calculation-settings table:automatic-find-labels="false"/>
      <table:table table:name="PSNR" table:style-name="ta1">
        <table:table-column table:style-name="co6" table:default-cell-style-name="ce7"/>
        <table:table-column table:style-name="co2" table:number-columns-repeated="6" table:default-cell-style-name="ce8"/>
        <table:table-column table:style-name="co7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6" office:value-type="string" calcext:value-type="string" table:number-columns-spanned="7" table:number-rows-spanned="1">
            <text:p>Prob. Erro Transmissão = 0.005</text:p>
          </table:table-cell>
          <table:covered-table-cell table:style-name="ce6"/>
          <table:covered-table-cell table:number-columns-repeated="5" table:style-name="ce7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" table:number-rows-spanned="2">
            <text:p>N</text:p>
          </table:table-cell>
          <table:table-cell table:style-name="ce6" office:value-type="string" calcext:value-type="string" table:number-columns-spanned="6" table:number-rows-spanned="1">
            <text:p>Multiplicador da taxa do projeto</text:p>
          </table:table-cell>
          <table:covered-table-cell table:number-columns-repeated="5" table:style-name="ce7"/>
          <table:table-cell table:number-columns-repeated="8"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977758" calcext:value-type="float">
            <text:p>24.98</text:p>
          </table:table-cell>
          <table:table-cell office:value-type="float" office:value="25.0878" calcext:value-type="float">
            <text:p>25.09</text:p>
          </table:table-cell>
          <table:table-cell office:value-type="float" office:value="25.2701" calcext:value-type="float">
            <text:p>25.27</text:p>
          </table:table-cell>
          <table:table-cell office:value-type="float" office:value="25.340312" calcext:value-type="float">
            <text:p>25.34</text:p>
          </table:table-cell>
          <table:table-cell office:value-type="float" office:value="25.1332" calcext:value-type="float">
            <text:p>25.13</text:p>
          </table:table-cell>
          <table:table-cell office:value-type="float" office:value="24.9258" calcext:value-type="float">
            <text:p>24.9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759025" calcext:value-type="float">
            <text:p>25.76</text:p>
          </table:table-cell>
          <table:table-cell office:value-type="float" office:value="25.8569" calcext:value-type="float">
            <text:p>25.86</text:p>
          </table:table-cell>
          <table:table-cell office:value-type="float" office:value="25.8395" calcext:value-type="float">
            <text:p>25.84</text:p>
          </table:table-cell>
          <table:table-cell office:value-type="float" office:value="25.679863" calcext:value-type="float">
            <text:p>25.68</text:p>
          </table:table-cell>
          <table:table-cell office:value-type="float" office:value="25.6017" calcext:value-type="float">
            <text:p>25.60</text:p>
          </table:table-cell>
          <table:table-cell office:value-type="float" office:value="25.4807" calcext:value-type="float">
            <text:p>25.48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.125609" calcext:value-type="float">
            <text:p>26.13</text:p>
          </table:table-cell>
          <table:table-cell office:value-type="float" office:value="26.1398" calcext:value-type="float">
            <text:p>26.14</text:p>
          </table:table-cell>
          <table:table-cell office:value-type="float" office:value="26.1348" calcext:value-type="float">
            <text:p>26.13</text:p>
          </table:table-cell>
          <table:table-cell office:value-type="float" office:value="26.127999" calcext:value-type="float">
            <text:p>26.13</text:p>
          </table:table-cell>
          <table:table-cell office:value-type="float" office:value="26.0713" calcext:value-type="float">
            <text:p>26.07</text:p>
          </table:table-cell>
          <table:table-cell office:value-type="float" office:value="26.1042" calcext:value-type="float">
            <text:p>26.1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462425" calcext:value-type="float">
            <text:p>26.46</text:p>
          </table:table-cell>
          <table:table-cell office:value-type="float" office:value="26.5026" calcext:value-type="float">
            <text:p>26.50</text:p>
          </table:table-cell>
          <table:table-cell office:value-type="float" office:value="26.5194" calcext:value-type="float">
            <text:p>26.52</text:p>
          </table:table-cell>
          <table:table-cell office:value-type="float" office:value="26.526706" calcext:value-type="float">
            <text:p>26.53</text:p>
          </table:table-cell>
          <table:table-cell office:value-type="float" office:value="26.5994" calcext:value-type="float">
            <text:p>26.60</text:p>
          </table:table-cell>
          <table:table-cell office:value-type="float" office:value="26.573" calcext:value-type="float">
            <text:p>26.57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9" table:number-columns-repeated="6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7" table:number-rows-spanned="1">
            <text:p>Prob. Erro Transmissão = 0.05</text:p>
          </table:table-cell>
          <table:covered-table-cell table:style-name="ce6"/>
          <table:covered-table-cell table:number-columns-repeated="5" table:style-name="ce7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" table:number-rows-spanned="2">
            <text:p>N</text:p>
          </table:table-cell>
          <table:table-cell table:style-name="ce6" office:value-type="string" calcext:value-type="string" table:number-columns-spanned="6" table:number-rows-spanned="1">
            <text:p>Multiplicador da taxa do projeto</text:p>
          </table:table-cell>
          <table:covered-table-cell table:number-columns-repeated="5" table:style-name="ce7"/>
          <table:table-cell table:number-columns-repeated="8"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627744" calcext:value-type="float">
            <text:p>20.63</text:p>
          </table:table-cell>
          <table:table-cell office:value-type="float" office:value="20.7358" calcext:value-type="float">
            <text:p>20.74</text:p>
          </table:table-cell>
          <table:table-cell office:value-type="float" office:value="20.9734" calcext:value-type="float">
            <text:p>20.97</text:p>
          </table:table-cell>
          <table:table-cell office:value-type="float" office:value="20.994962" calcext:value-type="float">
            <text:p>20.99</text:p>
          </table:table-cell>
          <table:table-cell office:value-type="float" office:value="21.044" calcext:value-type="float">
            <text:p>21.04</text:p>
          </table:table-cell>
          <table:table-cell office:value-type="float" office:value="20.9494" calcext:value-type="float">
            <text:p>20.9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897091" calcext:value-type="float">
            <text:p>20.90</text:p>
          </table:table-cell>
          <table:table-cell office:value-type="float" office:value="21.0985" calcext:value-type="float">
            <text:p>21.10</text:p>
          </table:table-cell>
          <table:table-cell office:value-type="float" office:value="21.1454" calcext:value-type="float">
            <text:p>21.15</text:p>
          </table:table-cell>
          <table:table-cell office:value-type="float" office:value="21.276546" calcext:value-type="float">
            <text:p>21.28</text:p>
          </table:table-cell>
          <table:table-cell office:value-type="float" office:value="21.2309" calcext:value-type="float">
            <text:p>21.23</text:p>
          </table:table-cell>
          <table:table-cell office:value-type="float" office:value="21.0767" calcext:value-type="float">
            <text:p>21.08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077406" calcext:value-type="float">
            <text:p>21.08</text:p>
          </table:table-cell>
          <table:table-cell office:value-type="float" office:value="20.9758" calcext:value-type="float">
            <text:p>20.98</text:p>
          </table:table-cell>
          <table:table-cell office:value-type="float" office:value="21.0367" calcext:value-type="float">
            <text:p>21.04</text:p>
          </table:table-cell>
          <table:table-cell office:value-type="float" office:value="21.08698" calcext:value-type="float">
            <text:p>21.09</text:p>
          </table:table-cell>
          <table:table-cell office:value-type="float" office:value="21.4886" calcext:value-type="float">
            <text:p>21.49</text:p>
          </table:table-cell>
          <table:table-cell office:value-type="float" office:value="21.496" calcext:value-type="float">
            <text:p>21.5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763321" calcext:value-type="float">
            <text:p>20.76</text:p>
          </table:table-cell>
          <table:table-cell office:value-type="float" office:value="20.7714" calcext:value-type="float">
            <text:p>20.77</text:p>
          </table:table-cell>
          <table:table-cell office:value-type="float" office:value="21.0165" calcext:value-type="float">
            <text:p>21.02</text:p>
          </table:table-cell>
          <table:table-cell office:value-type="float" office:value="21.187601" calcext:value-type="float">
            <text:p>21.19</text:p>
          </table:table-cell>
          <table:table-cell office:value-type="float" office:value="21.5166" calcext:value-type="float">
            <text:p>21.52</text:p>
          </table:table-cell>
          <table:table-cell office:value-type="float" office:value="21.4912" calcext:value-type="float">
            <text:p>21.49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9" table:number-columns-repeated="6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7" table:number-rows-spanned="1">
            <text:p>Prob. Erro Transmissão = 0.01</text:p>
          </table:table-cell>
          <table:covered-table-cell table:style-name="ce6"/>
          <table:covered-table-cell table:number-columns-repeated="5" table:style-name="ce7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" table:number-rows-spanned="2">
            <text:p>N</text:p>
          </table:table-cell>
          <table:table-cell table:style-name="ce6" office:value-type="string" calcext:value-type="string" table:number-columns-spanned="6" table:number-rows-spanned="1">
            <text:p>Multiplicador da taxa do projeto</text:p>
          </table:table-cell>
          <table:covered-table-cell table:number-columns-repeated="5" table:style-name="ce7"/>
          <table:table-cell table:number-columns-repeated="8"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533599" calcext:value-type="float">
            <text:p>24.53</text:p>
          </table:table-cell>
          <table:table-cell office:value-type="float" office:value="24.4825" calcext:value-type="float">
            <text:p>24.48</text:p>
          </table:table-cell>
          <table:table-cell office:value-type="float" office:value="24.3436" calcext:value-type="float">
            <text:p>24.34</text:p>
          </table:table-cell>
          <table:table-cell office:value-type="float" office:value="24.107288" calcext:value-type="float">
            <text:p>24.11</text:p>
          </table:table-cell>
          <table:table-cell office:value-type="float" office:value="24.0422" calcext:value-type="float">
            <text:p>24.04</text:p>
          </table:table-cell>
          <table:table-cell office:value-type="float" office:value="24.0454" calcext:value-type="float">
            <text:p>24.0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.579664" calcext:value-type="float">
            <text:p>24.58</text:p>
          </table:table-cell>
          <table:table-cell office:value-type="float" office:value="24.6011" calcext:value-type="float">
            <text:p>24.60</text:p>
          </table:table-cell>
          <table:table-cell office:value-type="float" office:value="24.528" calcext:value-type="float">
            <text:p>24.53</text:p>
          </table:table-cell>
          <table:table-cell office:value-type="float" office:value="24.462072" calcext:value-type="float">
            <text:p>24.46</text:p>
          </table:table-cell>
          <table:table-cell office:value-type="float" office:value="24.4355" calcext:value-type="float">
            <text:p>24.44</text:p>
          </table:table-cell>
          <table:table-cell office:value-type="float" office:value="24.4382" calcext:value-type="float">
            <text:p>24.44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.678826" calcext:value-type="float">
            <text:p>24.68</text:p>
          </table:table-cell>
          <table:table-cell office:value-type="float" office:value="24.6915" calcext:value-type="float">
            <text:p>24.69</text:p>
          </table:table-cell>
          <table:table-cell office:value-type="float" office:value="24.7342" calcext:value-type="float">
            <text:p>24.73</text:p>
          </table:table-cell>
          <table:table-cell office:value-type="float" office:value="24.878019" calcext:value-type="float">
            <text:p>24.88</text:p>
          </table:table-cell>
          <table:table-cell office:value-type="float" office:value="24.9925" calcext:value-type="float">
            <text:p>24.99</text:p>
          </table:table-cell>
          <table:table-cell office:value-type="float" office:value="24.9407" calcext:value-type="float">
            <text:p>24.94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.854461" calcext:value-type="float">
            <text:p>24.85</text:p>
          </table:table-cell>
          <table:table-cell office:value-type="float" office:value="24.9783" calcext:value-type="float">
            <text:p>24.98</text:p>
          </table:table-cell>
          <table:table-cell office:value-type="float" office:value="25.1" calcext:value-type="float">
            <text:p>25.10</text:p>
          </table:table-cell>
          <table:table-cell office:value-type="float" office:value="25.195332" calcext:value-type="float">
            <text:p>25.20</text:p>
          </table:table-cell>
          <table:table-cell office:value-type="float" office:value="25.3213" calcext:value-type="float">
            <text:p>25.32</text:p>
          </table:table-cell>
          <table:table-cell office:value-type="float" office:value="25.3301" calcext:value-type="float">
            <text:p>25.33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9" table:number-columns-repeated="6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7" table:number-rows-spanned="1">
            <text:p>Prob. Erro Transmissão = 0.1</text:p>
          </table:table-cell>
          <table:covered-table-cell table:style-name="ce6"/>
          <table:covered-table-cell table:number-columns-repeated="5" table:style-name="ce7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" table:number-rows-spanned="2">
            <text:p>N</text:p>
          </table:table-cell>
          <table:table-cell table:style-name="ce6" office:value-type="string" calcext:value-type="string" table:number-columns-spanned="6" table:number-rows-spanned="1">
            <text:p>Multiplicador da taxa do projeto</text:p>
          </table:table-cell>
          <table:covered-table-cell table:number-columns-repeated="5" table:style-name="ce7"/>
          <table:table-cell table:number-columns-repeated="8"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.995749" calcext:value-type="float">
            <text:p>19.00</text:p>
          </table:table-cell>
          <table:table-cell office:value-type="float" office:value="19.1519" calcext:value-type="float">
            <text:p>19.15</text:p>
          </table:table-cell>
          <table:table-cell office:value-type="float" office:value="19.2969" calcext:value-type="float">
            <text:p>19.30</text:p>
          </table:table-cell>
          <table:table-cell office:value-type="float" office:value="19.438954" calcext:value-type="float">
            <text:p>19.44</text:p>
          </table:table-cell>
          <table:table-cell office:value-type="float" office:value="19.2451" calcext:value-type="float">
            <text:p>19.25</text:p>
          </table:table-cell>
          <table:table-cell office:value-type="float" office:value="18.1113" calcext:value-type="float">
            <text:p>18.11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072613" calcext:value-type="float">
            <text:p>19.07</text:p>
          </table:table-cell>
          <table:table-cell office:value-type="float" office:value="19.1273" calcext:value-type="float">
            <text:p>19.13</text:p>
          </table:table-cell>
          <table:table-cell office:value-type="float" office:value="19.3197" calcext:value-type="float">
            <text:p>19.32</text:p>
          </table:table-cell>
          <table:table-cell office:value-type="float" office:value="19.484868" calcext:value-type="float">
            <text:p>19.48</text:p>
          </table:table-cell>
          <table:table-cell office:value-type="float" office:value="19.5566" calcext:value-type="float">
            <text:p>19.56</text:p>
          </table:table-cell>
          <table:table-cell office:value-type="float" office:value="18.5945" calcext:value-type="float">
            <text:p>18.59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866235" calcext:value-type="float">
            <text:p>18.87</text:p>
          </table:table-cell>
          <table:table-cell office:value-type="float" office:value="19.139" calcext:value-type="float">
            <text:p>19.14</text:p>
          </table:table-cell>
          <table:table-cell office:value-type="float" office:value="19.5025" calcext:value-type="float">
            <text:p>19.50</text:p>
          </table:table-cell>
          <table:table-cell office:value-type="float" office:value="19.774628" calcext:value-type="float">
            <text:p>19.77</text:p>
          </table:table-cell>
          <table:table-cell office:value-type="float" office:value="19.8816" calcext:value-type="float">
            <text:p>19.88</text:p>
          </table:table-cell>
          <table:table-cell office:value-type="float" office:value="18.9825" calcext:value-type="float">
            <text:p>18.98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.883463" calcext:value-type="float">
            <text:p>18.88</text:p>
          </table:table-cell>
          <table:table-cell office:value-type="float" office:value="19.1569" calcext:value-type="float">
            <text:p>19.16</text:p>
          </table:table-cell>
          <table:table-cell office:value-type="float" office:value="19.3874" calcext:value-type="float">
            <text:p>19.39</text:p>
          </table:table-cell>
          <table:table-cell office:value-type="float" office:value="19.717278" calcext:value-type="float">
            <text:p>19.72</text:p>
          </table:table-cell>
          <table:table-cell office:value-type="float" office:value="19.967" calcext:value-type="float">
            <text:p>19.97</text:p>
          </table:table-cell>
          <table:table-cell office:value-type="float" office:value="19.331" calcext:value-type="float">
            <text:p>19.33</text:p>
          </table:table-cell>
          <table:table-cell table:number-columns-repeated="8"/>
        </table:table-row>
      </table:table>
      <table:table table:name="Tempo" table:style-name="ta1"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table:style-name="ce1" office:value-type="float" office:value="0.005" calcext:value-type="float" table:number-columns-spanned="7" table:number-rows-spanned="1">
            <text:p>0.005</text:p>
          </table:table-cell>
          <table:covered-table-cell table:style-name="ce1"/>
          <table:covered-table-cell table:number-columns-repeated="3"/>
          <table:covered-table-cell table:style-name="Default"/>
          <table:covered-table-cell/>
          <table:table-cell/>
          <table:table-cell table:style-name="ce1" office:value-type="float" office:value="0.01" calcext:value-type="float" table:number-columns-spanned="7" table:number-rows-spanned="1">
            <text:p>0.01</text:p>
          </table:table-cell>
          <table:covered-table-cell table:style-name="ce1"/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6" table:number-rows-spanned="1">
            <text:p>PSNR</text:p>
          </table:table-cell>
          <table:covered-table-cell table:number-columns-repeated="3"/>
          <table:covered-table-cell table:style-name="Default"/>
          <table:covered-table-cell/>
          <table:table-cell/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6" table:number-rows-spanned="1">
            <text:p>PSNR</text:p>
          </table:table-cell>
          <table:covered-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0.769875" calcext:value-type="float">
            <text:p>0.77</text:p>
          </table:table-cell>
          <table:table-cell table:style-name="ce3" office:value-type="float" office:value="0.810572" calcext:value-type="float">
            <text:p>0.81</text:p>
          </table:table-cell>
          <table:table-cell table:style-name="ce3" office:value-type="float" office:value="1.08174" calcext:value-type="float">
            <text:p>1.08</text:p>
          </table:table-cell>
          <table:table-cell table:style-name="ce3" office:value-type="float" office:value="1.045029" calcext:value-type="float">
            <text:p>1.05</text:p>
          </table:table-cell>
          <table:table-cell office:value-type="float" office:value="0.890627" calcext:value-type="float">
            <text:p>0.8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3" office:value-type="float" office:value="1.022239" calcext:value-type="float">
            <text:p>1.02</text:p>
          </table:table-cell>
          <table:table-cell table:style-name="ce3" office:value-type="float" office:value="0.962405" calcext:value-type="float">
            <text:p>0.96</text:p>
          </table:table-cell>
          <table:table-cell table:style-name="ce3" office:value-type="float" office:value="0.922359" calcext:value-type="float">
            <text:p>0.92</text:p>
          </table:table-cell>
          <table:table-cell table:style-name="ce3" office:value-type="float" office:value="0.796711" calcext:value-type="float">
            <text:p>0.80</text:p>
          </table:table-cell>
          <table:table-cell table:style-name="ce3" office:value-type="float" office:value="0.85399" calcext:value-type="float">
            <text:p>0.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.029447" calcext:value-type="float">
            <text:p>2.03</text:p>
          </table:table-cell>
          <table:table-cell table:style-name="ce3" office:value-type="float" office:value="2.36674" calcext:value-type="float">
            <text:p>2.37</text:p>
          </table:table-cell>
          <table:table-cell table:style-name="ce3" office:value-type="float" office:value="3.26714" calcext:value-type="float">
            <text:p>3.27</text:p>
          </table:table-cell>
          <table:table-cell table:style-name="ce3" office:value-type="float" office:value="2.476005" calcext:value-type="float">
            <text:p>2.48</text:p>
          </table:table-cell>
          <table:table-cell office:value-type="float" office:value="2.62833" calcext:value-type="float">
            <text:p>2.6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3" office:value-type="float" office:value="2.445175" calcext:value-type="float">
            <text:p>2.45</text:p>
          </table:table-cell>
          <table:table-cell table:style-name="ce3" office:value-type="float" office:value="2.64631" calcext:value-type="float">
            <text:p>2.65</text:p>
          </table:table-cell>
          <table:table-cell table:style-name="ce3" office:value-type="float" office:value="2.56672" calcext:value-type="float">
            <text:p>2.57</text:p>
          </table:table-cell>
          <table:table-cell table:style-name="ce3" office:value-type="float" office:value="2.15991" calcext:value-type="float">
            <text:p>2.16</text:p>
          </table:table-cell>
          <table:table-cell table:style-name="ce3" office:value-type="float" office:value="2.30956" calcext:value-type="float">
            <text:p>2.3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6.008363" calcext:value-type="float">
            <text:p>6.01</text:p>
          </table:table-cell>
          <table:table-cell table:style-name="ce3" office:value-type="float" office:value="5.61914" calcext:value-type="float">
            <text:p>5.62</text:p>
          </table:table-cell>
          <table:table-cell table:style-name="ce3" office:value-type="float" office:value="7.16179" calcext:value-type="float">
            <text:p>7.16</text:p>
          </table:table-cell>
          <table:table-cell table:style-name="ce3" office:value-type="float" office:value="6.308944" calcext:value-type="float">
            <text:p>6.31</text:p>
          </table:table-cell>
          <table:table-cell office:value-type="float" office:value="6.80543" calcext:value-type="float">
            <text:p>6.8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3" office:value-type="float" office:value="6.257132" calcext:value-type="float">
            <text:p>6.26</text:p>
          </table:table-cell>
          <table:table-cell table:style-name="ce3" office:value-type="float" office:value="6.25941" calcext:value-type="float">
            <text:p>6.26</text:p>
          </table:table-cell>
          <table:table-cell table:style-name="ce3" office:value-type="float" office:value="6.92302" calcext:value-type="float">
            <text:p>6.92</text:p>
          </table:table-cell>
          <table:table-cell table:style-name="ce3" office:value-type="float" office:value="7.189776" calcext:value-type="float">
            <text:p>7.19</text:p>
          </table:table-cell>
          <table:table-cell table:style-name="ce3" office:value-type="float" office:value="7.73905" calcext:value-type="float">
            <text:p>7.7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" office:value-type="float" office:value="16.289416" calcext:value-type="float">
            <text:p>16.29</text:p>
          </table:table-cell>
          <table:table-cell table:style-name="ce3" office:value-type="float" office:value="16.3551" calcext:value-type="float">
            <text:p>16.36</text:p>
          </table:table-cell>
          <table:table-cell table:style-name="ce3" office:value-type="float" office:value="17.8268" calcext:value-type="float">
            <text:p>17.83</text:p>
          </table:table-cell>
          <table:table-cell table:style-name="ce3" office:value-type="float" office:value="15.327846" calcext:value-type="float">
            <text:p>15.33</text:p>
          </table:table-cell>
          <table:table-cell office:value-type="float" office:value="19.8984" calcext:value-type="float">
            <text:p>19.9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3" office:value-type="float" office:value="15.278321" calcext:value-type="float">
            <text:p>15.28</text:p>
          </table:table-cell>
          <table:table-cell table:style-name="ce3" office:value-type="float" office:value="19.6884" calcext:value-type="float">
            <text:p>19.69</text:p>
          </table:table-cell>
          <table:table-cell table:style-name="ce3" office:value-type="float" office:value="19.9465" calcext:value-type="float">
            <text:p>19.95</text:p>
          </table:table-cell>
          <table:table-cell table:style-name="ce3" office:value-type="float" office:value="19.833452" calcext:value-type="float">
            <text:p>19.83</text:p>
          </table:table-cell>
          <table:table-cell table:style-name="ce3" office:value-type="float" office:value="21.8659" calcext:value-type="float">
            <text:p>21.8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1" office:value-type="float" office:value="0.05" calcext:value-type="float" table:number-columns-spanned="7" table:number-rows-spanned="1">
            <text:p>0.05</text:p>
          </table:table-cell>
          <table:covered-table-cell table:style-name="ce1"/>
          <table:covered-table-cell table:number-columns-repeated="3"/>
          <table:covered-table-cell table:style-name="Default"/>
          <table:covered-table-cell/>
          <table:table-cell/>
          <table:table-cell table:style-name="ce1" office:value-type="float" office:value="0.1" calcext:value-type="float" table:number-columns-spanned="6" table:number-rows-spanned="1">
            <text:p>0.1</text:p>
          </table:table-cell>
          <table:covered-table-cell table:style-name="ce1"/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6" table:number-rows-spanned="1">
            <text:p>PSNR</text:p>
          </table:table-cell>
          <table:covered-table-cell table:number-columns-repeated="3"/>
          <table:covered-table-cell table:style-name="Default"/>
          <table:covered-table-cell/>
          <table:table-cell/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5" table:number-rows-spanned="1">
            <text:p>PSNR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0.633138" calcext:value-type="float">
            <text:p>0.63</text:p>
          </table:table-cell>
          <table:table-cell table:style-name="ce3" office:value-type="float" office:value="0.701194" calcext:value-type="float">
            <text:p>0.70</text:p>
          </table:table-cell>
          <table:table-cell table:style-name="ce3" office:value-type="float" office:value="0.81334" calcext:value-type="float">
            <text:p>0.81</text:p>
          </table:table-cell>
          <table:table-cell table:style-name="ce3" office:value-type="float" office:value="0.583427" calcext:value-type="float">
            <text:p>0.58</text:p>
          </table:table-cell>
          <table:table-cell office:value-type="float" office:value="0.646962" calcext:value-type="float">
            <text:p>0.6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3" office:value-type="float" office:value="0.51205" calcext:value-type="float">
            <text:p>0.51</text:p>
          </table:table-cell>
          <table:table-cell table:style-name="ce3" office:value-type="float" office:value="0.588465" calcext:value-type="float">
            <text:p>0.59</text:p>
          </table:table-cell>
          <table:table-cell table:style-name="ce3" office:value-type="float" office:value="0.666316" calcext:value-type="float">
            <text:p>0.67</text:p>
          </table:table-cell>
          <table:table-cell table:style-name="ce3" office:value-type="float" office:value="0.593993" calcext:value-type="float">
            <text:p>0.59</text:p>
          </table:table-cell>
          <table:table-cell table:style-name="ce3" office:value-type="float" office:value="0.704102" calcext:value-type="float">
            <text:p>0.7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.512434" calcext:value-type="float">
            <text:p>2.51</text:p>
          </table:table-cell>
          <table:table-cell table:style-name="ce3" office:value-type="float" office:value="2.60146" calcext:value-type="float">
            <text:p>2.60</text:p>
          </table:table-cell>
          <table:table-cell table:style-name="ce3" office:value-type="float" office:value="2.72749" calcext:value-type="float">
            <text:p>2.73</text:p>
          </table:table-cell>
          <table:table-cell table:style-name="ce3" office:value-type="float" office:value="2.271425" calcext:value-type="float">
            <text:p>2.27</text:p>
          </table:table-cell>
          <table:table-cell office:value-type="float" office:value="2.37852" calcext:value-type="float">
            <text:p>2.3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3" office:value-type="float" office:value="1.96549" calcext:value-type="float">
            <text:p>1.97</text:p>
          </table:table-cell>
          <table:table-cell table:style-name="ce3" office:value-type="float" office:value="2.27212" calcext:value-type="float">
            <text:p>2.27</text:p>
          </table:table-cell>
          <table:table-cell table:style-name="ce3" office:value-type="float" office:value="2.31816" calcext:value-type="float">
            <text:p>2.32</text:p>
          </table:table-cell>
          <table:table-cell table:style-name="ce3" office:value-type="float" office:value="2.236341" calcext:value-type="float">
            <text:p>2.24</text:p>
          </table:table-cell>
          <table:table-cell table:style-name="ce3" office:value-type="float" office:value="2.61014" calcext:value-type="float">
            <text:p>2.6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9.079429" calcext:value-type="float">
            <text:p>9.08</text:p>
          </table:table-cell>
          <table:table-cell table:style-name="ce3" office:value-type="float" office:value="8.34097" calcext:value-type="float">
            <text:p>8.34</text:p>
          </table:table-cell>
          <table:table-cell table:style-name="ce3" office:value-type="float" office:value="8.78908" calcext:value-type="float">
            <text:p>8.79</text:p>
          </table:table-cell>
          <table:table-cell table:style-name="ce3" office:value-type="float" office:value="8.063778" calcext:value-type="float">
            <text:p>8.06</text:p>
          </table:table-cell>
          <table:table-cell office:value-type="float" office:value="9.20407" calcext:value-type="float">
            <text:p>9.2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3" office:value-type="float" office:value="7.824754" calcext:value-type="float">
            <text:p>7.82</text:p>
          </table:table-cell>
          <table:table-cell table:style-name="ce3" office:value-type="float" office:value="9.3621" calcext:value-type="float">
            <text:p>9.36</text:p>
          </table:table-cell>
          <table:table-cell table:style-name="ce3" office:value-type="float" office:value="9.52114" calcext:value-type="float">
            <text:p>9.52</text:p>
          </table:table-cell>
          <table:table-cell table:style-name="ce3" office:value-type="float" office:value="8.127718" calcext:value-type="float">
            <text:p>8.13</text:p>
          </table:table-cell>
          <table:table-cell table:style-name="ce3" office:value-type="float" office:value="9.79166" calcext:value-type="float">
            <text:p>9.7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" office:value-type="float" office:value="28.345374" calcext:value-type="float">
            <text:p>28.35</text:p>
          </table:table-cell>
          <table:table-cell table:style-name="ce3" office:value-type="float" office:value="33.4895" calcext:value-type="float">
            <text:p>33.49</text:p>
          </table:table-cell>
          <table:table-cell table:style-name="ce3" office:value-type="float" office:value="30.58" calcext:value-type="float">
            <text:p>30.58</text:p>
          </table:table-cell>
          <table:table-cell table:style-name="ce3" office:value-type="float" office:value="26.233125" calcext:value-type="float">
            <text:p>26.23</text:p>
          </table:table-cell>
          <table:table-cell office:value-type="float" office:value="28.6517" calcext:value-type="float">
            <text:p>28.6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3" office:value-type="float" office:value="25.563435" calcext:value-type="float">
            <text:p>25.56</text:p>
          </table:table-cell>
          <table:table-cell table:style-name="ce3" office:value-type="float" office:value="30.2661" calcext:value-type="float">
            <text:p>30.27</text:p>
          </table:table-cell>
          <table:table-cell table:style-name="ce3" office:value-type="float" office:value="27.3062" calcext:value-type="float">
            <text:p>27.31</text:p>
          </table:table-cell>
          <table:table-cell table:style-name="ce3" office:value-type="float" office:value="26.107892" calcext:value-type="float">
            <text:p>26.11</text:p>
          </table:table-cell>
          <table:table-cell table:style-name="ce3" office:value-type="float" office:value="35.7608" calcext:value-type="float">
            <text:p>35.76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4"/>
          <table:table-cell table:style-name="ce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2:07:34.119311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12:10:51.112020551</dc:date>
    <meta:editing-duration>PT2H45M21S</meta:editing-duration>
    <meta:editing-cycles>8</meta:editing-cycles>
    <meta:generator>LibreOffice/5.1.6.2$Linux_X86_64 LibreOffice_project/10m0$Build-2</meta:generator>
    <meta:print-date>2017-05-08T12:02:34.996946256</meta:print-date>
    <meta:document-statistic meta:table-count="2" meta:cell-count="280" meta:object-count="0"/>
  </office:meta>
</office:document-meta>
</file>